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0.529cm"/>
      <style:text-properties fo:color="#000000" style:font-name="Arial" fo:font-size="11pt" style:font-size-asian="11pt" style:font-size-complex="11pt"/>
    </style:style>
    <style:style style:name="P2" style:family="paragraph" style:parent-style-name="Text_20_body">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normal" officeooo:rsid="001d407d" officeooo:paragraph-rsid="001d407d" style:text-blinking="false" fo:background-color="transparent" style:font-size-asian="11pt" style:font-size-complex="11pt"/>
    </style:style>
    <style:style style:name="P3" style:family="paragraph" style:parent-style-name="Text_20_body">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4" style:family="paragraph" style:parent-style-name="Text_20_body">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normal" officeooo:paragraph-rsid="0026ea8b" style:text-blinking="false" fo:background-color="transparent" style:font-size-asian="11pt" style:font-size-complex="11pt"/>
    </style:style>
    <style:style style:name="P5" style:family="paragraph" style:parent-style-name="Text_20_body">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normal" officeooo:rsid="00280b56" officeooo:paragraph-rsid="00280b56" style:text-blinking="false" fo:background-color="transparent" style:font-size-asian="11pt" style:font-size-complex="11pt"/>
    </style:style>
    <style:style style:name="P6" style:family="paragraph" style:parent-style-name="Text_20_body">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normal" officeooo:rsid="00323ea1" officeooo:paragraph-rsid="00323ea1" style:text-blinking="false" fo:background-color="transparent" style:font-size-asian="11pt" style:font-size-complex="11pt"/>
    </style:style>
    <style:style style:name="P7" style:family="paragraph" style:parent-style-name="Text_20_body">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bold" officeooo:rsid="002002f3" officeooo:paragraph-rsid="002002f3" style:text-blinking="false" fo:background-color="transparent" style:font-size-asian="11pt" style:font-weight-asian="bold" style:font-size-complex="11pt" style:font-weight-complex="bold"/>
    </style:style>
    <style:style style:name="P8" style:family="paragraph" style:parent-style-name="Text_20_body">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bold" officeooo:rsid="001f6404" officeooo:paragraph-rsid="001f6404" style:text-blinking="false" fo:background-color="transparent" style:font-size-asian="11pt" style:font-weight-asian="bold" style:font-size-complex="11pt" style:font-weight-complex="bold"/>
    </style:style>
    <style:style style:name="P9" style:family="paragraph" style:parent-style-name="Text_20_body">
      <style:paragraph-properties fo:margin-top="0cm" fo:margin-bottom="0cm" loext:contextual-spacing="false" fo:line-height="0.529cm"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34d3ae" officeooo:paragraph-rsid="0034d3ae" style:text-blinking="false" fo:background-color="transparent" style:font-size-asian="11pt" style:font-weight-asian="bold" style:font-size-complex="11pt" style:font-weight-complex="bold"/>
    </style:style>
    <style:style style:name="P10" style:family="paragraph" style:parent-style-name="Standard">
      <style:paragraph-properties fo:line-height="0.529cm"/>
      <style:text-properties fo:color="#000000" style:font-name="Arial" fo:font-size="11pt" officeooo:rsid="001f6404" officeooo:paragraph-rsid="001f6404" style:font-size-asian="11pt" style:font-size-complex="11pt"/>
    </style:style>
    <style:style style:name="P11" style:family="paragraph" style:parent-style-name="Standard">
      <style:paragraph-properties fo:line-height="0.529cm"/>
      <style:text-properties fo:color="#000000" style:font-name="Arial" fo:font-size="11pt" officeooo:rsid="001e645a" officeooo:paragraph-rsid="001e645a" style:font-size-asian="11pt" style:font-size-complex="11pt"/>
    </style:style>
    <style:style style:name="P12" style:family="paragraph" style:parent-style-name="Standard">
      <style:paragraph-properties fo:line-height="0.529cm"/>
      <style:text-properties fo:color="#000000" style:font-name="Arial" fo:font-size="11pt" officeooo:rsid="001d407d" officeooo:paragraph-rsid="001d407d" style:font-size-asian="11pt" style:font-size-complex="11pt"/>
    </style:style>
    <style:style style:name="P13" style:family="paragraph" style:parent-style-name="Standard">
      <style:paragraph-properties fo:line-height="0.529cm"/>
      <style:text-properties fo:color="#000000" style:font-name="Arial" fo:font-size="11pt" officeooo:rsid="001cb768" officeooo:paragraph-rsid="001cb768" style:font-size-asian="11pt" style:font-size-complex="11pt"/>
    </style:style>
    <style:style style:name="P14" style:family="paragraph" style:parent-style-name="Standard">
      <style:paragraph-properties fo:line-height="0.529cm"/>
      <style:text-properties fo:color="#000000" style:font-name="Arial" fo:font-size="11pt" fo:font-weight="bold" officeooo:rsid="0020908e" officeooo:paragraph-rsid="0020908e" style:font-size-asian="11pt" style:font-weight-asian="bold" style:font-size-complex="11pt" style:font-weight-complex="bold"/>
    </style:style>
    <style:style style:name="P15" style:family="paragraph" style:parent-style-name="Standard">
      <style:paragraph-properties fo:line-height="0.529cm"/>
      <style:text-properties fo:color="#000000" style:font-name="Arial" fo:font-size="11pt" fo:font-weight="bold" officeooo:rsid="002f2e59" officeooo:paragraph-rsid="002f2e59" style:font-size-asian="11pt" style:font-weight-asian="bold" style:font-size-complex="11pt" style:font-weight-complex="bold"/>
    </style:style>
    <style:style style:name="P16" style:family="paragraph" style:parent-style-name="Standard">
      <style:paragraph-properties fo:line-height="0.529cm"/>
      <style:text-properties fo:color="#000000" style:font-name="Arial" fo:font-size="11pt" fo:font-weight="normal" officeooo:rsid="0020908e" officeooo:paragraph-rsid="0020908e" style:font-size-asian="11pt" style:font-weight-asian="normal" style:font-size-complex="11pt" style:font-weight-complex="normal"/>
    </style:style>
    <style:style style:name="P17" style:family="paragraph" style:parent-style-name="Standard">
      <style:paragraph-properties fo:line-height="0.529cm"/>
      <style:text-properties fo:color="#000000" style:font-name="Arial" fo:font-size="11pt" fo:font-weight="normal" officeooo:rsid="002f2e59" officeooo:paragraph-rsid="002f2e59" style:font-size-asian="11pt" style:font-weight-asian="normal" style:font-size-complex="11pt" style:font-weight-complex="normal"/>
    </style:style>
    <style:style style:name="P18" style:family="paragraph" style:parent-style-name="Standard">
      <style:paragraph-properties fo:line-height="0.529cm"/>
      <style:text-properties fo:color="#000000" style:font-name="Arial" fo:font-size="11pt" fo:font-weight="normal" officeooo:rsid="002f2e59" officeooo:paragraph-rsid="002f4ce8" style:font-size-asian="11pt" style:font-weight-asian="normal" style:font-size-complex="11pt" style:font-weight-complex="normal"/>
    </style:style>
    <style:style style:name="P19" style:family="paragraph" style:parent-style-name="Standard">
      <style:paragraph-properties fo:line-height="0.529cm"/>
      <style:text-properties fo:color="#000000" officeooo:rsid="001d407d" officeooo:paragraph-rsid="001d407d"/>
    </style:style>
    <style:style style:name="P20" style:family="paragraph" style:parent-style-name="Standard" style:list-style-name="L9">
      <style:paragraph-properties fo:line-height="0.529cm"/>
      <style:text-properties fo:color="#000000" officeooo:paragraph-rsid="001cb768"/>
    </style:style>
    <style:style style:name="P21" style:family="paragraph" style:parent-style-name="Standard" style:list-style-name="L10">
      <style:paragraph-properties fo:line-height="0.529cm"/>
      <style:text-properties fo:color="#000000" style:font-name="Arial" fo:font-size="11pt" officeooo:rsid="001f6404" officeooo:paragraph-rsid="001f6404" style:font-size-asian="11pt" style:font-size-complex="11pt"/>
    </style:style>
    <style:style style:name="P22" style:family="paragraph" style:parent-style-name="Standard" style:list-style-name="L11">
      <style:paragraph-properties fo:line-height="0.529cm"/>
      <style:text-properties fo:color="#000000" style:font-name="Arial" fo:font-size="11pt" officeooo:rsid="001f6404" officeooo:paragraph-rsid="001f6404" style:font-size-asian="11pt" style:font-size-complex="11pt"/>
    </style:style>
    <style:style style:name="P23" style:family="paragraph" style:parent-style-name="Standard" style:list-style-name="L13">
      <style:paragraph-properties fo:line-height="0.529cm"/>
      <style:text-properties fo:color="#000000" style:font-name="Arial" fo:font-size="11pt" officeooo:rsid="001f6404" officeooo:paragraph-rsid="001f6404" style:font-size-asian="11pt" style:font-size-complex="11pt"/>
    </style:style>
    <style:style style:name="P24" style:family="paragraph" style:parent-style-name="Standard" style:list-style-name="L14">
      <style:paragraph-properties fo:line-height="0.529cm"/>
      <style:text-properties fo:color="#000000" style:font-name="Arial" fo:font-size="11pt" officeooo:rsid="001f6404" officeooo:paragraph-rsid="001f6404" style:font-size-asian="11pt" style:font-size-complex="11pt"/>
    </style:style>
    <style:style style:name="P25" style:family="paragraph" style:parent-style-name="Standard" style:list-style-name="L10">
      <style:paragraph-properties fo:line-height="0.529cm"/>
      <style:text-properties fo:color="#000000" style:font-name="Arial" fo:font-size="11pt" officeooo:rsid="00370478" officeooo:paragraph-rsid="00370478" style:font-size-asian="11pt" style:font-size-complex="11pt"/>
    </style:style>
    <style:style style:name="P26" style:family="paragraph" style:parent-style-name="Standard" style:list-style-name="L11">
      <style:paragraph-properties fo:line-height="0.529cm"/>
      <style:text-properties fo:color="#000000" style:font-name="Arial" fo:font-size="11pt" officeooo:rsid="00370478" officeooo:paragraph-rsid="00370478" style:font-size-asian="11pt" style:font-size-complex="11pt"/>
    </style:style>
    <style:style style:name="P27" style:family="paragraph" style:parent-style-name="Standard" style:list-style-name="L13">
      <style:paragraph-properties fo:line-height="0.529cm"/>
      <style:text-properties fo:color="#000000" style:font-name="Arial" fo:font-size="11pt" officeooo:rsid="00370478" officeooo:paragraph-rsid="00370478" style:font-size-asian="11pt" style:font-size-complex="11pt"/>
    </style:style>
    <style:style style:name="P28" style:family="paragraph" style:parent-style-name="Standard" style:list-style-name="L12">
      <style:paragraph-properties fo:line-height="0.529cm"/>
      <style:text-properties fo:color="#000000" style:font-name="Arial" fo:font-size="11pt" officeooo:rsid="001e645a" officeooo:paragraph-rsid="001e645a" style:font-size-asian="11pt" style:font-size-complex="11pt"/>
    </style:style>
    <style:style style:name="P29" style:family="paragraph" style:parent-style-name="Standard">
      <style:paragraph-properties fo:line-height="0.529cm"/>
      <style:text-properties fo:color="#000000" style:font-name="Arial" fo:font-size="11pt" officeooo:rsid="003ed152" officeooo:paragraph-rsid="003ed152" style:font-size-asian="11pt" style:font-size-complex="11pt"/>
    </style:style>
    <style:style style:name="P30" style:family="paragraph" style:parent-style-name="Standard" style:list-style-name="L15">
      <style:paragraph-properties fo:line-height="0.529cm"/>
      <style:text-properties fo:color="#000000" style:font-name="Arial" fo:font-size="11pt" officeooo:rsid="003ed152" officeooo:paragraph-rsid="003ed152" style:font-size-asian="11pt" style:font-size-complex="11pt"/>
    </style:style>
    <style:style style:name="P31" style:family="paragraph" style:parent-style-name="Standard">
      <style:paragraph-properties fo:line-height="0.529cm"/>
      <style:text-properties fo:color="#000000" style:font-name="Arial" fo:font-size="11pt" fo:font-weight="normal" officeooo:rsid="002f4ce8" officeooo:paragraph-rsid="002f4ce8" style:font-size-asian="11pt" style:font-weight-asian="normal" style:font-size-complex="11pt" style:font-weight-complex="normal"/>
    </style:style>
    <style:style style:name="P32" style:family="paragraph" style:parent-style-name="Text_20_body">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33" style:family="paragraph" style:parent-style-name="Text_20_body" style:list-style-name="L1">
      <loext:graphic-properties draw:fill="none" draw:fill-color="#ffffff"/>
      <style:paragraph-properties fo:margin-top="0cm" fo:margin-bottom="0cm" loext:contextual-spacing="false" fo:line-height="0.529cm"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34" style:family="paragraph" style:parent-style-name="Text_20_body" style:list-style-name="L2">
      <loext:graphic-properties draw:fill="none" draw:fill-color="#ffffff"/>
      <style:paragraph-properties fo:margin-top="0cm" fo:margin-bottom="0cm" loext:contextual-spacing="false" fo:line-height="0.529cm"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35" style:family="paragraph" style:parent-style-name="Text_20_body" style:list-style-name="L3">
      <loext:graphic-properties draw:fill="none" draw:fill-color="#ffffff"/>
      <style:paragraph-properties fo:margin-top="0cm" fo:margin-bottom="0cm" loext:contextual-spacing="false" fo:line-height="0.529cm"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36" style:family="paragraph" style:parent-style-name="Text_20_body" style:list-style-name="L4">
      <loext:graphic-properties draw:fill="none" draw:fill-color="#ffffff"/>
      <style:paragraph-properties fo:margin-top="0cm" fo:margin-bottom="0cm" loext:contextual-spacing="false" fo:line-height="0.529cm"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37" style:family="paragraph" style:parent-style-name="Text_20_body" style:list-style-name="L5">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normal" officeooo:paragraph-rsid="0019c3ac" style:text-blinking="false" fo:background-color="transparent" style:font-size-asian="11pt" style:font-size-complex="11pt"/>
    </style:style>
    <style:style style:name="P38" style:family="paragraph" style:parent-style-name="Text_20_body" style:list-style-name="L5">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normal" officeooo:rsid="001ab9d1" officeooo:paragraph-rsid="001ab9d1" style:text-blinking="false" fo:background-color="transparent" style:font-size-asian="11pt" style:font-size-complex="11pt"/>
    </style:style>
    <style:style style:name="P39" style:family="paragraph" style:parent-style-name="Text_20_body" style:list-style-name="L6">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normal" officeooo:rsid="00280b56" officeooo:paragraph-rsid="00280b56" style:text-blinking="false" fo:background-color="transparent" style:font-size-asian="11pt" style:font-size-complex="11pt"/>
    </style:style>
    <style:style style:name="P40" style:family="paragraph" style:parent-style-name="Text_20_body" style:list-style-name="L7">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normal" officeooo:rsid="00280b56" officeooo:paragraph-rsid="00280b56" style:text-blinking="false" fo:background-color="transparent" style:font-size-asian="11pt" style:font-size-complex="11pt"/>
    </style:style>
    <style:style style:name="P41" style:family="paragraph" style:parent-style-name="Text_20_body" style:list-style-name="L6">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normal" officeooo:rsid="00323ea1" officeooo:paragraph-rsid="00323ea1" style:text-blinking="false" fo:background-color="transparent" style:font-size-asian="11pt" style:font-size-complex="11pt"/>
    </style:style>
    <style:style style:name="P42" style:family="paragraph" style:parent-style-name="Text_20_body" style:list-style-name="L8">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normal" officeooo:rsid="001cb768" officeooo:paragraph-rsid="001cb768" style:text-blinking="false" fo:background-color="transparent" style:font-size-asian="11pt" style:font-size-complex="11pt"/>
    </style:style>
    <style:style style:name="P43" style:family="paragraph" style:parent-style-name="Text_20_body" style:list-style-name="L8">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normal" officeooo:rsid="001f6404" officeooo:paragraph-rsid="001f6404" style:text-blinking="false" fo:background-color="transparent" style:font-size-asian="11pt" style:font-size-complex="11pt"/>
    </style:style>
    <style:style style:name="P44" style:family="paragraph" style:parent-style-name="Text_20_body" style:list-style-name="L8">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normal" officeooo:rsid="002f2e59" officeooo:paragraph-rsid="002f2e59" style:text-blinking="false" fo:background-color="transparent" style:font-size-asian="11pt" style:font-size-complex="11pt"/>
    </style:style>
    <style:style style:name="P45" style:family="paragraph" style:parent-style-name="Text_20_body" style:list-style-name="L8">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normal" officeooo:rsid="00370478" officeooo:paragraph-rsid="00370478" style:text-blinking="false" fo:background-color="transparent" style:font-size-asian="11pt" style:font-size-complex="11pt"/>
    </style:style>
    <style:style style:name="P46" style:family="paragraph" style:parent-style-name="Text_20_body" style:list-style-name="L6">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normal" officeooo:rsid="003a179a" officeooo:paragraph-rsid="003a179a" style:text-blinking="false" fo:background-color="transparent" style:font-size-asian="11pt" style:font-size-complex="11pt"/>
    </style:style>
    <style:style style:name="P47" style:family="paragraph" style:parent-style-name="Text_20_body">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normal" officeooo:rsid="0026ea8b" officeooo:paragraph-rsid="003d90ab" style:text-blinking="false" fo:background-color="transparent" style:font-size-asian="11pt" style:font-size-complex="11pt"/>
    </style:style>
    <style:style style:name="P48" style:family="paragraph" style:parent-style-name="Text_20_body" style:list-style-name="L5">
      <style:paragraph-properties fo:margin-top="0cm" fo:margin-bottom="0cm" loext:contextual-spacing="false" fo:line-height="0.529cm" style:writing-mode="lr-tb"/>
      <style:text-properties fo:font-variant="normal" fo:text-transform="none" fo:color="#000000" style:text-line-through-style="none" style:text-line-through-type="none" style:font-name="Arial" fo:font-size="11pt" fo:font-style="normal" style:text-underline-style="none" fo:font-weight="normal" officeooo:rsid="0042d21e" officeooo:paragraph-rsid="0042d21e" style:text-blinking="false" fo:background-color="transparent" style:font-size-asian="11pt" style:font-size-complex="11pt"/>
    </style:style>
    <style:style style:name="T1" style:family="text">
      <style:text-properties officeooo:rsid="001735ce"/>
    </style:style>
    <style:style style:name="T2" style:family="text">
      <style:text-properties officeooo:rsid="0019c3ac"/>
    </style:style>
    <style:style style:name="T3" style:family="text">
      <style:text-properties officeooo:rsid="001ab9d1"/>
    </style:style>
    <style:style style:name="T4" style:family="text">
      <style:text-properties officeooo:rsid="001ca9d8"/>
    </style:style>
    <style:style style:name="T5" style:family="text">
      <style:text-properties style:font-name="Arial" fo:font-size="11pt" style:font-size-asian="11pt" style:font-size-complex="11pt"/>
    </style:style>
    <style:style style:name="T6" style:family="text">
      <style:text-properties style:font-name="Arial" fo:font-size="11pt" officeooo:rsid="001cb768" style:font-size-asian="11pt" style:font-size-complex="11pt"/>
    </style:style>
    <style:style style:name="T7" style:family="text">
      <style:text-properties style:font-name="Arial" fo:font-size="11pt" officeooo:rsid="001d407d" style:font-size-asian="11pt" style:font-size-complex="11pt"/>
    </style:style>
    <style:style style:name="T8" style:family="text">
      <style:text-properties style:font-name="Arial" fo:font-size="11pt" officeooo:rsid="001e645a" style:font-size-asian="11pt" style:font-size-complex="11pt"/>
    </style:style>
    <style:style style:name="T9" style:family="text">
      <style:text-properties style:font-name="Arial" fo:font-size="11pt" officeooo:rsid="001f6404" style:font-size-asian="11pt" style:font-size-complex="11pt"/>
    </style:style>
    <style:style style:name="T10" style:family="text">
      <style:text-properties officeooo:rsid="001e645a"/>
    </style:style>
    <style:style style:name="T11" style:family="text">
      <style:text-properties officeooo:rsid="001f6404"/>
    </style:style>
    <style:style style:name="T12" style:family="text">
      <style:text-properties officeooo:rsid="002002f3"/>
    </style:style>
    <style:style style:name="T13" style:family="text">
      <style:text-properties style:text-position="super 58%" officeooo:rsid="001f6404"/>
    </style:style>
    <style:style style:name="T14" style:family="text">
      <style:text-properties officeooo:rsid="002598a0"/>
    </style:style>
    <style:style style:name="T15" style:family="text">
      <style:text-properties officeooo:rsid="0026942a"/>
    </style:style>
    <style:style style:name="T16" style:family="text">
      <style:text-properties officeooo:rsid="002911c2"/>
    </style:style>
    <style:style style:name="T17" style:family="text">
      <style:text-properties officeooo:rsid="002a05f0"/>
    </style:style>
    <style:style style:name="T18" style:family="text">
      <style:text-properties officeooo:rsid="002a661c"/>
    </style:style>
    <style:style style:name="T19" style:family="text">
      <style:text-properties officeooo:rsid="002ead05"/>
    </style:style>
    <style:style style:name="T20" style:family="text">
      <style:text-properties officeooo:rsid="00323ea1"/>
    </style:style>
    <style:style style:name="T21" style:family="text">
      <style:text-properties officeooo:rsid="003351ac"/>
    </style:style>
    <style:style style:name="T22" style:family="text">
      <style:text-properties officeooo:rsid="00364d44"/>
    </style:style>
    <style:style style:name="T23" style:family="text">
      <style:text-properties officeooo:rsid="00370478"/>
    </style:style>
    <style:style style:name="T24" style:family="text">
      <style:text-properties officeooo:rsid="003a179a"/>
    </style:style>
    <style:style style:name="T25" style:family="text">
      <style:text-properties officeooo:rsid="003d90ab"/>
    </style:style>
    <style:style style:name="T26" style:family="text">
      <style:text-properties officeooo:rsid="003ed152"/>
    </style:style>
    <style:style style:name="T27" style:family="text">
      <style:text-properties officeooo:rsid="0041b695"/>
    </style:style>
    <style:style style:name="T28" style:family="text">
      <style:text-properties officeooo:rsid="0042d21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construction of shredded documents</text:p>
      <text:p text:style-name="P3">Author<text:span text:style-name="T1"> - </text:span>Joe Dinn</text:p>
      <text:p text:style-name="P3">Student number - 1724858</text:p>
      <text:p text:style-name="P3">Project supervisor - Dr Paul L Rosin</text:p>
      <text:p text:style-name="P3">Module number - CM3203</text:p>
      <text:p text:style-name="P3">Module name - One Semester Individual Project</text:p>
      <text:p text:style-name="P3"/>
      <text:p text:style-name="P7">Project description</text:p>
      <text:p text:style-name="P3">Despite the wide availability of computers, use of paper documents is still common. If a paper document contains sensitive data and is no longer needed, it is common practise to destroy it using a shredder. Reconstructing a shredded document is a very relevant problem in areas such as forensics <text:span text:style-name="T22">where it can be used to recreate evidence</text:span>. It is possible for a human to reassemble a shredded document, but it is both time consuming and laborious. <text:span text:style-name="T15">The aim of this project is to design an automatic system for this. </text:span></text:p>
      <text:p text:style-name="P47"><text:tab/>Some research into the design of a system for reconstructing a shredded document has already been done. <text:span text:style-name="T16">Solutions typically treat reconstruction as a combinatorial optimisation problem: <text:s/>order the fragments in such a way that maximises an objective function. This objective function is usually based on matching features between adjacent fragments. <text:s/>An example of this technique is by matching the shape of adjacent fragments [1]. To reduce the domain of the problem a common technique used is clustering similar fragments together [2].</text:span></text:p>
      <text:p text:style-name="P4"/>
      <text:p text:style-name="P3">There are a few complicating factors involved with designing a document reconstruction system:</text:p>
      <text:p text:style-name="P3"/>
      <text:list xml:id="list1097750779" text:style-name="L1">
        <text:list-item>
          <text:p text:style-name="P33">Shredding of documents be done in various ways e.g. tearing by hand, strip shredding and cross shredding, each <text:span text:style-name="T14">producing</text:span> different shapes and consistency of fragments. If the fragments are inconsistently shaped, then a jigsaw-solving algorithm can be used, however this will not be effective if they are very regular. This means that <text:span text:style-name="T14">it is also important to consider the content of the fragments</text:span>.</text:p>
        </text:list-item>
      </text:list>
      <text:p text:style-name="P1"/>
      <text:list xml:id="list1675951848" text:style-name="L2">
        <text:list-item>
          <text:p text:style-name="P34">The content of the documents may vary. For text documents optical character recognition might be a viable strategy <text:span text:style-name="T14">but</text:span> there is likely to be little variation in colour. On the other hand, with a document containing an image, variation in colour may be the easiest feature to match.</text:p>
        </text:list-item>
      </text:list>
      <text:p text:style-name="P1"/>
      <text:list xml:id="list1815414257" text:style-name="L3">
        <text:list-item>
          <text:p text:style-name="P35">A collection of fragments may be incomplete or may contain <text:span text:style-name="T21">fragments from multiple</text:span> documents.</text:p>
        </text:list-item>
      </text:list>
      <text:p text:style-name="P1"/>
      <text:list xml:id="list2470046301" text:style-name="L4">
        <text:list-item>
          <text:p text:style-name="P36">There will likely be a large number of fragments. Trying every combination of fragments would take exponential time <text:span text:style-name="T23">with respect to</text:span> the number of fragments, so this is clearly impractical. A heuristic based approach is therefore necessary.</text:p>
        </text:list-item>
      </text:list>
      <text:p text:style-name="P1"/>
      <text:p text:style-name="P6">Initially the project will focus on a solution with various restrictions for simplicity, outlined in the objectives section.</text:p>
      <text:p text:style-name="P3"/>
      <text:p text:style-name="P7">Objectives</text:p>
      <text:p text:style-name="P3">The <text:span text:style-name="T2">primary</text:span> objective of th<text:span text:style-name="T23">is</text:span> project <text:span text:style-name="T2">is</text:span> <text:span text:style-name="T2">to implement a program that achieves the following</text:span>:</text:p>
      <text:list xml:id="list2969508110" text:style-name="L5">
        <text:list-item>
          <text:p text:style-name="P38"><text:soft-page-break/>Take as input an image containing scanned fragments from a document.</text:p>
        </text:list-item>
        <text:list-item>
          <text:p text:style-name="P37"><text:span text:style-name="T3">S</text:span>egment <text:span text:style-name="T3">the</text:span> image to isolate the fragments.</text:p>
        </text:list-item>
        <text:list-item>
          <text:p text:style-name="P38"><text:span text:style-name="T27">Rearrange</text:span> the fragments <text:span text:style-name="T28">to make a best approximation of the original document</text:span>.</text:p>
        </text:list-item>
        <text:list-item>
          <text:p text:style-name="P48">Output a single image of the recreated document.</text:p>
        </text:list-item>
      </text:list>
      <text:p text:style-name="P5">This solution must <text:span text:style-name="T18">be able to reconstruct documents that are:</text:span></text:p>
      <text:list xml:id="list1755445443" text:style-name="L6">
        <text:list-item>
          <text:p text:style-name="P39"><text:span text:style-name="T18">T</text:span>ext based</text:p>
        </text:list-item>
        <text:list-item>
          <text:p text:style-name="P46">Black and white</text:p>
        </text:list-item>
        <text:list-item>
          <text:p text:style-name="P39"><text:span text:style-name="T19">Strip</text:span> shredded</text:p>
        </text:list-item>
        <text:list-item>
          <text:p text:style-name="P41">Made of a complete collection of fragments (the collection has no missing or excess fragments)</text:p>
        </text:list-item>
      </text:list>
      <text:p text:style-name="P5">Additionally the solution may <text:span text:style-name="T18">be extended to accommodate documents with:</text:span></text:p>
      <text:list xml:id="list4036816627" text:style-name="L7">
        <text:list-item>
          <text:p text:style-name="P40"><text:span text:style-name="T19">Non-text</text:span> content such as images <text:span text:style-name="T25">and coloured content</text:span></text:p>
        </text:list-item>
        <text:list-item>
          <text:p text:style-name="P40"><text:span text:style-name="T19">A</text:span>rbitrarily shaped fragments</text:p>
        </text:list-item>
        <text:list-item>
          <text:p text:style-name="P40"><text:span text:style-name="T19">M</text:span>issing or excess fragments</text:p>
          <text:p text:style-name="P40"/>
        </text:list-item>
      </text:list>
      <text:p text:style-name="P2">The secondary objective of the project is for the implementation to perform comparably or better than other contemporary solutions. To achieve this <text:span text:style-name="T10">I will compare the performance of the solution with a number of other solutions, on the same dataset.</text:span></text:p>
      <text:p text:style-name="P3"/>
      <text:p text:style-name="P8">Work plan</text:p>
      <text:p text:style-name="P2">3/2/20 - 16/2/20</text:p>
      <text:list xml:id="list3715310531" text:style-name="L8">
        <text:list-item>
          <text:p text:style-name="P42">Research into contemporary solutions for reconstruction of shredded images.</text:p>
        </text:list-item>
        <text:list-item>
          <text:p text:style-name="P43">Identify 3 leading solutions for comparison.</text:p>
        </text:list-item>
        <text:list-item>
          <text:p text:style-name="P42"><text:span text:style-name="T20">Find</text:span> or create a dataset of shredded documents and ground-truths <text:span text:style-name="T19">for comparison</text:span>.</text:p>
        </text:list-item>
        <text:list-item>
          <text:p text:style-name="P44">Identify common metrics for analysing performance and select which will be used in the evaluation of the solution.</text:p>
          <text:p text:style-name="P45">Deliverable: dataset <text:span text:style-name="T24">of shredded documents and ground-truths</text:span></text:p>
        </text:list-item>
      </text:list>
      <text:p text:style-name="P12">17/2/20 - 23/2/20</text:p>
      <text:list xml:id="list1204147359" text:style-name="L9">
        <text:list-item>
          <text:p text:style-name="P20"><text:span text:style-name="T8">I</text:span><text:span text:style-name="T6">mplementation of image segmentation for isolating </text:span><text:span text:style-name="T7">fragments.</text:span></text:p>
        </text:list-item>
      </text:list>
      <text:p text:style-name="P19"><text:span text:style-name="T5">24/2/20 - </text:span><text:span text:style-name="T9">8</text:span><text:span text:style-name="T8">/3/20</text:span></text:p>
      <text:list xml:id="list3236127038" text:style-name="L10">
        <text:list-item>
          <text:p text:style-name="P21">Implement an initial solution. <text:span text:style-name="T17">This </text:span>should <text:span text:style-name="T17">satisfy</text:span> the primary objective.</text:p>
          <text:p text:style-name="P25">Deliverable: Initial solution</text:p>
        </text:list-item>
      </text:list>
      <text:p text:style-name="P10"><text:span text:style-name="T19">9</text:span>/3/20 - 5/4/20</text:p>
      <text:list xml:id="list306331536" text:style-name="L11">
        <text:list-item>
          <text:p text:style-name="P22">Experiment with different techniques to improve upon the initial solution. <text:span text:style-name="T17">This should satisfy the secondary objective. If possible the solution can also be extended as outlined in the objectives.</text:span></text:p>
          <text:p text:style-name="P26">Deliverable: improved solution</text:p>
        </text:list-item>
      </text:list>
      <text:p text:style-name="P11">6/<text:span text:style-name="T11">4</text:span>/20 - 12/<text:span text:style-name="T11">4</text:span>/20</text:p>
      <text:list xml:id="list305102785" text:style-name="L12">
        <text:list-item>
          <text:p text:style-name="P28">Evaluation of <text:span text:style-name="T11">contemporary solutions compared to final improved solution.</text:span></text:p>
        </text:list-item>
      </text:list>
      <text:p text:style-name="P29">13/4/20 - 19/4/20</text:p>
      <text:list xml:id="list2476285998" text:style-name="L15">
        <text:list-item>
          <text:p text:style-name="P30">Visualisation of evaluation and write report, focus on evaluation of solution</text:p>
        </text:list-item>
      </text:list>
      <text:p text:style-name="P10"><text:span text:style-name="T26">20</text:span>/4/20 - 6/5/20</text:p>
      <text:list xml:id="list2080727926" text:style-name="L13">
        <text:list-item>
          <text:p text:style-name="P23">Finish report, <text:span text:style-name="T26">focus on discussion of overall project</text:span></text:p>
          <text:p text:style-name="P27">Deliverable: report</text:p>
        </text:list-item>
      </text:list>
      <text:p text:style-name="P10">7/5/20</text:p>
      <text:list xml:id="list3833661831" text:style-name="L14">
        <text:list-item>
          <text:p text:style-name="P24">Final deadline for hand in of report</text:p>
        </text:list-item>
      </text:list>
      <text:p text:style-name="P13">I plan to meet my supervisor every week to discuss the projects progress. <text:span text:style-name="T11">The meetings are scheduled for 2:00 every Monday. In addition to these there will be two progress report meetings, </text:span><text:soft-page-break/><text:span text:style-name="T11">which will replace the standard meetings in the respective weeks. These will be held after developing an initial solution and after developing an improved final solution. Assuming the work plan goes as expected this will be Monday 8</text:span><text:span text:style-name="T13">th</text:span><text:span text:style-name="T11"> of March and Monday 6</text:span><text:span text:style-name="T13">th</text:span><text:span text:style-name="T11"> of April. The time dedicated to report writing leaves a small buffer if earlier stages overrun the allotted time.</text:span></text:p>
      <text:p text:style-name="P13"/>
      <text:p text:style-name="P10">I intend to write a <text:span text:style-name="T12">brief </text:span>first draft for each section of the report after finishing the relevant part of the work plan. <text:span text:style-name="T12">This will ensure that detail is not omitted in the final report. </text:span></text:p>
      <text:p text:style-name="P10"/>
      <text:p text:style-name="P14">Ethics</text:p>
      <text:p text:style-name="P16">The project does not require ethical approval.</text:p>
      <text:p text:style-name="P16"/>
      <text:p text:style-name="P15">Refrences</text:p>
      <text:p text:style-name="P18">[1] <text:s/>Justino, Oliveira, Freitas “Reconstructing shredded documents through feature matching” Forensic Science International 160 (2006) 140–147</text:p>
      <text:p text:style-name="P31">[https://s3.amazonaws.com/academia.edu.documents/48445564/Reconstructing_shredded_documents_throug20160830-6269-1qi6fn7.pdf?response-content-disposition=inline%3B%20filename%3DReconstructing_shredded_documents_throug.pdf&amp;X-Amz-Algorithm=AWS4-HMAC-SHA256&amp;X-Amz-Credential=AKIAIWOWYYGZ2Y53UL3A%2F20200202%2Fus-east-1%2Fs3%2Faws4_request&amp;X-Amz-Date=20200202T180407Z&amp;X-Amz-Expires=3600&amp;X-Amz-SignedHeaders=host&amp;X-Amz-Signature=69a52adf2cf2cd4bb0c797ab7543fe4bc601bb4f9fec3c15f28c905155a5a72d]</text:p>
      <text:p text:style-name="P17"/>
      <text:p text:style-name="P17">[2] <text:s/>Ukovich, <text:s/>Zacchigna, <text:s/>Ramponi, <text:s/>Schoier “Using Clustering for Document Reconstruction” [https://www.researchgate.net/profile/Giovanni_Gianni_Ramponi/publication/253426240_Using_clustering_for_document_reconstruction_-_art_no_60640J/links/0a85e53bc22f7a43bb000000.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9:54:55.840000000</meta:creation-date>
    <dc:date>2020-02-03T17:59:27.288000000</dc:date>
    <meta:editing-duration>PT21H58M22S</meta:editing-duration>
    <meta:editing-cycles>24</meta:editing-cycles>
    <meta:generator>LibreOffice/6.0.3.2$Windows_X86_64 LibreOffice_project/8f48d515416608e3a835360314dac7e47fd0b821</meta:generator>
    <meta:document-statistic meta:table-count="0" meta:image-count="0" meta:object-count="0" meta:page-count="3" meta:paragraph-count="64" meta:word-count="909" meta:character-count="6326" meta:non-whitespace-character-count="5502"/>
  </office:meta>
</office:document-meta>
</file>